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KacstArt" svg:font-family="KacstAr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adornments="Regular" style:font-family-generic="swiss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color="#e16173" draw:fill-color="#e16173" draw:textarea-horizontal-align="justify" draw:textarea-vertical-align="middle" draw:auto-grow-height="false" fo:min-height="0.067cm" fo:min-width="0cm"/>
      <style:paragraph-properties style:writing-mode="lr-tb"/>
    </style:style>
    <style:style style:name="gr2" style:family="graphic" style:parent-style-name="standard">
      <style:graphic-properties svg:stroke-color="#b2b2b2" draw:fill-color="#999999" draw:textarea-horizontal-align="justify" draw:textarea-vertical-align="middle" draw:auto-grow-height="fals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67cm" fo:min-width="0cm"/>
      <style:paragraph-properties style:writing-mode="lr-tb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svg:stroke-color="#bf0041" draw:fill-color="#f7d1d5" draw:textarea-horizontal-align="justify" draw:textarea-vertical-align="middle" draw:auto-grow-height="false" fo:min-height="0.258cm" fo:min-width="1.342cm"/>
      <style:paragraph-properties style:writing-mode="lr-tb"/>
    </style:style>
    <style:style style:name="gr6" style:family="graphic" style:parent-style-name="objectwithoutfill">
      <style:graphic-properties svg:stroke-color="#000000" draw:marker-start="Arrow_20_short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0.707cm"/>
      <style:paragraph-properties style:writing-mode="lr-tb"/>
    </style:style>
    <style:style style:name="gr8" style:family="graphic" style:parent-style-name="objectwithoutfill">
      <style:graphic-properties svg:stroke-color="#000000" draw:marker-start="Arrow_20_short" draw:fill="none" draw:fill-color="#000000" draw:textarea-vertical-align="middle"/>
    </style:style>
    <style:style style:name="gr9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8cm" fo:padding-bottom="0.138cm" fo:padding-left="0.263cm" fo:padding-right="0.263cm"/>
    </style:style>
    <style:style style:name="gr10" style:family="graphic" style:parent-style-name="objectwithoutfill">
      <style:graphic-properties draw:stroke="dash" draw:stroke-dash="Dot" svg:stroke-width="0.025cm" svg:stroke-color="#000000" draw:marker-start-width="0.229cm" draw:marker-end-width="0.229cm" draw:fill="none" draw:textarea-vertical-align="middle" fo:padding-top="0.138cm" fo:padding-bottom="0.138cm" fo:padding-left="0.263cm" fo:padding-right="0.263cm"/>
    </style:style>
    <style:style style:name="gr11" style:family="graphic" style:parent-style-name="standard">
      <style:graphic-properties svg:stroke-color="#e16173" draw:fill-color="#e16173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standard">
      <style:graphic-properties svg:stroke-color="#e16173" draw:fill-color="#729fcf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>
      <style:graphic-properties svg:stroke-color="#000000" draw:fill-color="#729fcf" draw:textarea-horizontal-align="justify" draw:textarea-vertical-align="middle" draw:auto-grow-height="false" fo:min-height="0.258cm" fo:min-width="2.167cm"/>
      <style:paragraph-properties style:writing-mode="lr-tb"/>
    </style:style>
    <style:style style:name="gr14" style:family="graphic" style:parent-style-name="objectwithoutfill">
      <style:graphic-properties svg:stroke-color="#ff0000" draw:marker-start="Arrow_20_short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3cm" fo:min-width="0cm"/>
      <style:paragraph-properties style:writing-mode="lr-tb"/>
    </style:style>
    <style:style style:name="P1" style:family="paragraph">
      <style:paragraph-properties fo:text-align="center"/>
      <style:text-properties style:font-name="FreeMono" fo:font-size="6pt" style:font-size-asian="6pt" style:font-size-complex="6pt"/>
    </style:style>
    <style:style style:name="P2" style:family="paragraph">
      <loext:graphic-properties draw:fill-color="#e16173"/>
      <style:paragraph-properties fo:text-align="center"/>
      <style:text-properties style:font-name="FreeMono" fo:font-size="6pt" style:font-size-asian="6pt" style:font-size-complex="6pt"/>
    </style:style>
    <style:style style:name="P3" style:family="paragraph">
      <loext:graphic-properties draw:fill-color="#999999"/>
      <style:paragraph-properties fo:text-align="center"/>
      <style:text-properties style:font-name="FreeMono" fo:font-size="6pt" style:font-size-asian="6pt" style:font-size-complex="6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style:font-name="Noto Sans Mono"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7d1d5"/>
      <style:paragraph-properties fo:text-align="center"/>
      <style:text-properties style:font-name="FreeMono" fo:font-size="6pt" style:font-size-asian="6pt" style:font-size-complex="6pt"/>
    </style:style>
    <style:style style:name="P8" style:family="paragraph">
      <loext:graphic-properties draw:fill-color="#ffffff"/>
      <style:paragraph-properties fo:text-align="center"/>
      <style:text-properties style:font-name="FreeMono" fo:font-size="6pt" style:font-size-asian="6pt" style:font-size-complex="6pt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-color="#729fcf"/>
      <style:paragraph-properties fo:text-align="center"/>
      <style:text-properties style:font-name="FreeMono" fo:font-size="6pt" style:font-size-asian="6pt" style:font-size-complex="6pt"/>
    </style:style>
    <style:style style:name="P11" style:family="paragraph">
      <loext:graphic-properties draw:fill="none" draw:fill-color="#ffffff"/>
      <style:text-properties style:font-name="FreeMono" fo:font-size="8pt" style:font-size-asian="8pt" style:font-size-complex="8pt"/>
    </style:style>
    <style:style style:name="T1" style:family="text">
      <style:text-properties style:font-name="FreeMono" fo:font-size="6pt" style:font-size-asian="6pt" style:font-size-complex="6pt"/>
    </style:style>
    <style:style style:name="T2" style:family="text">
      <style:text-properties style:font-name="Noto Sans Mono" fo:font-size="8pt" style:font-size-asian="8pt" style:font-size-complex="8pt"/>
    </style:style>
    <style:style style:name="T3" style:family="text">
      <style:text-properties style:font-name="Free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controls" svg:width="0.317cm" svg:height="0.317cm" svg:x="11.16cm" svg:y="3.54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3.54cm" svg:y="2.968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317cm" svg:height="0.317cm" svg:x="5.445cm" svg:y="4.175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8cm" svg:y="4.175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715cm" svg:y="4.175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35cm" svg:y="4.175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985cm" svg:y="4.175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8.62cm" svg:y="4.175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255cm" svg:y="4.175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89cm" svg:y="4.175cm">
          <text:p text:style-name="P4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10.525cm" svg:y="4.175cm">
          <text:p text:style-name="P4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4.81cm" svg:y="5.445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4.81cm" svg:y="6.08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4.81cm" svg:y="6.715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4.81cm" svg:y="7.35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4.81cm" svg:y="7.985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4.81cm" svg:y="8.62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4.81cm" svg:y="9.255cm">
          <text:p text:style-name="P4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4.81cm" svg:y="9.89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5cm" svg:y="4.81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5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317cm" svg:height="0.317cm" svg:x="5.44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8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8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8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8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8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8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8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8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4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4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4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4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4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4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317cm" svg:height="0.317cm" svg:x="5.444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4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5.444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79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79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79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79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79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79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79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79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079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714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714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714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714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714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714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317cm" svg:height="0.317cm" svg:x="6.714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714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6.714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349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349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349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349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349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349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349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349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349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98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98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985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98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98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98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317cm" svg:height="0.317cm" svg:x="7.98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98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7.98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8.62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8.62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8.62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8.62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8.62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8.62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8.62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8.6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25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25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255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25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25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25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317cm" svg:height="0.317cm" svg:x="9.25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25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25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89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89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89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89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89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89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89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89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9.89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10.52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10.52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10.525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10.52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10.52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10.52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0.317cm" svg:height="0.317cm" svg:x="10.52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10.52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317cm" svg:height="0.317cm" svg:x="10.525cm" svg:y="9.89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4.81cm" svg:y1="3.54cm" svg:x2="4.81cm" svg:y2="10.842cm">
          <text:p/>
        </draw:line>
        <draw:line draw:style-name="gr4" draw:text-style-name="P6" draw:layer="layout" svg:x1="4.175cm" svg:y1="4.175cm" svg:x2="11.477cm" svg:y2="4.175cm">
          <text:p/>
        </draw:line>
        <draw:line draw:style-name="gr4" draw:text-style-name="P6" draw:layer="layout" svg:x1="4.492cm" svg:y1="3.54cm" svg:x2="4.492cm" svg:y2="10.842cm">
          <text:p/>
        </draw:line>
        <draw:line draw:style-name="gr4" draw:text-style-name="P6" draw:layer="layout" svg:x1="4.175cm" svg:y1="3.857cm" svg:x2="11.477cm" svg:y2="3.857cm">
          <text:p/>
        </draw:line>
        <draw:line draw:style-name="gr4" draw:text-style-name="P6" draw:layer="layout" svg:x1="4.175cm" svg:y1="4.81cm" svg:x2="11.477cm" svg:y2="4.81cm">
          <text:p/>
        </draw:line>
        <draw:line draw:style-name="gr4" draw:text-style-name="P6" draw:layer="layout" svg:x1="4.175cm" svg:y1="4.492cm" svg:x2="11.477cm" svg:y2="4.492cm">
          <text:p/>
        </draw:line>
        <draw:line draw:style-name="gr4" draw:text-style-name="P6" draw:layer="layout" svg:x1="4.175cm" svg:y1="4.175cm" svg:x2="11.477cm" svg:y2="4.175cm">
          <text:p/>
        </draw:line>
        <draw:line draw:style-name="gr4" draw:text-style-name="P6" draw:layer="layout" svg:x1="4.175cm" svg:y1="3.857cm" svg:x2="11.477cm" svg:y2="3.857cm">
          <text:p/>
        </draw:line>
        <draw:line draw:style-name="gr4" draw:text-style-name="P6" draw:layer="layout" svg:x1="4.175cm" svg:y1="5.445cm" svg:x2="11.477cm" svg:y2="5.445cm">
          <text:p/>
        </draw:line>
        <draw:line draw:style-name="gr4" draw:text-style-name="P6" draw:layer="layout" svg:x1="4.175cm" svg:y1="5.127cm" svg:x2="11.477cm" svg:y2="5.127cm">
          <text:p/>
        </draw:line>
        <draw:line draw:style-name="gr4" draw:text-style-name="P6" draw:layer="layout" svg:x1="4.175cm" svg:y1="3.54cm" svg:x2="4.175cm" svg:y2="10.842cm">
          <text:p/>
        </draw:line>
        <draw:line draw:style-name="gr4" draw:text-style-name="P6" draw:layer="layout" svg:x1="4.175cm" svg:y1="3.54cm" svg:x2="11.477cm" svg:y2="3.54cm">
          <text:p/>
        </draw:line>
        <draw:line draw:style-name="gr4" draw:text-style-name="P6" draw:layer="layout" svg:x1="11.477cm" svg:y1="3.54cm" svg:x2="11.477cm" svg:y2="10.842cm">
          <text:p/>
        </draw:line>
        <draw:line draw:style-name="gr4" draw:text-style-name="P6" draw:layer="layout" svg:x1="5.445cm" svg:y1="3.54cm" svg:x2="5.445cm" svg:y2="10.842cm">
          <text:p/>
        </draw:line>
        <draw:line draw:style-name="gr4" draw:text-style-name="P6" draw:layer="layout" svg:x1="5.127cm" svg:y1="3.54cm" svg:x2="5.127cm" svg:y2="10.842cm">
          <text:p/>
        </draw:line>
        <draw:line draw:style-name="gr4" draw:text-style-name="P6" draw:layer="layout" svg:x1="11.16cm" svg:y1="3.54cm" svg:x2="11.16cm" svg:y2="10.842cm">
          <text:p/>
        </draw:line>
        <draw:line draw:style-name="gr4" draw:text-style-name="P6" draw:layer="layout" svg:x1="10.842cm" svg:y1="3.54cm" svg:x2="10.842cm" svg:y2="10.842cm">
          <text:p/>
        </draw:line>
        <draw:line draw:style-name="gr4" draw:text-style-name="P6" draw:layer="layout" svg:x1="6.08cm" svg:y1="3.54cm" svg:x2="6.08cm" svg:y2="10.842cm">
          <text:p/>
        </draw:line>
        <draw:line draw:style-name="gr4" draw:text-style-name="P6" draw:layer="layout" svg:x1="5.762cm" svg:y1="3.54cm" svg:x2="5.762cm" svg:y2="10.842cm">
          <text:p/>
        </draw:line>
        <draw:line draw:style-name="gr4" draw:text-style-name="P6" draw:layer="layout" svg:x1="10.525cm" svg:y1="3.54cm" svg:x2="10.525cm" svg:y2="10.842cm">
          <text:p/>
        </draw:line>
        <draw:line draw:style-name="gr4" draw:text-style-name="P6" draw:layer="layout" svg:x1="10.207cm" svg:y1="3.54cm" svg:x2="10.207cm" svg:y2="10.842cm">
          <text:p/>
        </draw:line>
        <draw:line draw:style-name="gr4" draw:text-style-name="P6" draw:layer="layout" svg:x1="9.89cm" svg:y1="3.54cm" svg:x2="9.89cm" svg:y2="10.842cm">
          <text:p/>
        </draw:line>
        <draw:line draw:style-name="gr4" draw:text-style-name="P6" draw:layer="layout" svg:x1="9.572cm" svg:y1="3.54cm" svg:x2="9.572cm" svg:y2="10.842cm">
          <text:p/>
        </draw:line>
        <draw:line draw:style-name="gr4" draw:text-style-name="P6" draw:layer="layout" svg:x1="4.175cm" svg:y1="10.842cm" svg:x2="11.477cm" svg:y2="10.842cm">
          <text:p/>
        </draw:line>
        <draw:line draw:style-name="gr4" draw:text-style-name="P6" draw:layer="layout" svg:x1="4.175cm" svg:y1="10.524cm" svg:x2="11.477cm" svg:y2="10.524cm">
          <text:p/>
        </draw:line>
        <draw:line draw:style-name="gr4" draw:text-style-name="P6" draw:layer="layout" svg:x1="4.175cm" svg:y1="7.032cm" svg:x2="11.477cm" svg:y2="7.032cm">
          <text:p/>
        </draw:line>
        <draw:line draw:style-name="gr4" draw:text-style-name="P6" draw:layer="layout" svg:x1="4.175cm" svg:y1="6.714cm" svg:x2="11.477cm" svg:y2="6.714cm">
          <text:p/>
        </draw:line>
        <draw:line draw:style-name="gr4" draw:text-style-name="P6" draw:layer="layout" svg:x1="7.985cm" svg:y1="3.54cm" svg:x2="7.985cm" svg:y2="10.842cm">
          <text:p/>
        </draw:line>
        <draw:line draw:style-name="gr4" draw:text-style-name="P6" draw:layer="layout" svg:x1="7.667cm" svg:y1="3.54cm" svg:x2="7.667cm" svg:y2="10.842cm">
          <text:p/>
        </draw:line>
        <draw:custom-shape draw:style-name="gr5" draw:text-style-name="P7" draw:layer="layout" svg:width="1.842cm" svg:height="0.508cm" svg:x="6.778cm" svg:y="2.46cm">
          <text:p text:style-name="P1"><text:span text:style-name="T1">y</text:span><text:span text:style-name="T1">_</text:span><text:span text:style-name="T1">s</text:span><text:span text:style-name="T1">l</text:span><text:span text:style-name="T1">i</text:span><text:span text:style-name="T1">d</text:span><text:span text:style-name="T1">e</text:span><text:span text:style-name="T1">=</text:span><text:span text:style-name="T1">0</text:span></text:p>
          <text:p text:style-name="P1"><text:span text:style-name="T1">x</text:span><text:span text:style-name="T1">_</text:span><text:span text:style-name="T1">s</text:span><text:span text:style-name="T1">l</text:span><text:span text:style-name="T1">i</text:span><text:span text:style-name="T1">d</text:span><text:span text:style-name="T1">e</text:span><text:span text:style-name="T1">=</text:span><text:span text:style-name="T1">3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0.652cm" svg:y1="4.175cm" svg:x2="10.207cm" svg:y2="2.206cm">
          <text:p/>
        </draw:line>
        <draw:custom-shape draw:style-name="gr7" draw:text-style-name="P8" draw:layer="layout" svg:width="1.207cm" svg:height="1.143cm" svg:x="1.698cm" svg:y="1.444cm">
          <text:p text:style-name="P1"><text:span text:style-name="T1">k</text:span><text:span text:style-name="T1">y</text:span><text:span text:style-name="T1">=</text:span><text:span text:style-name="T1">4</text:span></text:p>
          <text:p text:style-name="P1"><text:span text:style-name="T1">k</text:span><text:span text:style-name="T1">x</text:span><text:span text:style-name="T1">=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controls" svg:width="1.207cm" svg:height="1.143cm" svg:x="1.698cm" svg:y="4.365cm">
          <text:p text:style-name="P1"><text:span text:style-name="T1">ky=0</text:span></text:p>
          <text:p text:style-name="P1"><text:span text:style-name="T1">kx=3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controls" svg:x1="3.984cm" svg:y1="4.302cm" svg:x2="2.905cm" svg:y2="5.064cm">
          <text:p/>
        </draw:line>
        <draw:line draw:style-name="gr8" draw:text-style-name="P9" draw:layer="layout" svg:x1="3.539cm" svg:y1="2.968cm" svg:x2="2.905cm" svg:y2="2.587cm">
          <text:p/>
        </draw:line>
        <draw:line draw:style-name="gr9" draw:text-style-name="P6" draw:layer="layout" svg:x1="5.127cm" svg:y1="4.492cm" svg:x2="5.127cm" svg:y2="2.905cm">
          <text:p/>
        </draw:line>
        <draw:line draw:style-name="gr9" draw:text-style-name="P6" draw:layer="layout" svg:x1="5.127cm" svg:y1="4.493cm" svg:x2="3.54cm" svg:y2="4.492cm">
          <text:p/>
        </draw:line>
        <draw:line draw:style-name="gr9" draw:text-style-name="P6" draw:layer="layout" svg:x1="5.127cm" svg:y1="2.906cm" svg:x2="3.54cm" svg:y2="2.905cm">
          <text:p/>
        </draw:line>
        <draw:line draw:style-name="gr9" draw:text-style-name="P6" draw:layer="layout" svg:x1="3.54cm" svg:y1="4.492cm" svg:x2="3.54cm" svg:y2="2.905cm">
          <text:p/>
        </draw:line>
        <draw:line draw:style-name="gr10" draw:text-style-name="P6" draw:layer="layout" svg:x1="3.857cm" svg:y1="4.492cm" svg:x2="3.857cm" svg:y2="2.905cm">
          <text:p/>
        </draw:line>
        <draw:line draw:style-name="gr10" draw:text-style-name="P6" draw:layer="layout" svg:x1="4.175cm" svg:y1="4.492cm" svg:x2="4.175cm" svg:y2="2.905cm">
          <text:p/>
        </draw:line>
        <draw:line draw:style-name="gr10" draw:text-style-name="P6" draw:layer="layout" svg:x1="4.492cm" svg:y1="4.492cm" svg:x2="4.492cm" svg:y2="2.905cm">
          <text:p/>
        </draw:line>
        <draw:line draw:style-name="gr10" draw:text-style-name="P6" draw:layer="layout" svg:x1="4.81cm" svg:y1="4.492cm" svg:x2="4.81cm" svg:y2="2.905cm">
          <text:p/>
        </draw:line>
        <draw:line draw:style-name="gr10" draw:text-style-name="P6" draw:layer="layout" svg:x1="5.127cm" svg:y1="3.222cm" svg:x2="3.54cm" svg:y2="3.222cm">
          <text:p/>
        </draw:line>
        <draw:line draw:style-name="gr10" draw:text-style-name="P6" draw:layer="layout" svg:x1="5.127cm" svg:y1="3.857cm" svg:x2="3.54cm" svg:y2="3.857cm">
          <text:p/>
        </draw:line>
        <draw:line draw:style-name="gr10" draw:text-style-name="P6" draw:layer="layout" svg:x1="5.127cm" svg:y1="4.175cm" svg:x2="3.54cm" svg:y2="4.175cm">
          <text:p/>
        </draw:line>
        <draw:line draw:style-name="gr10" draw:text-style-name="P6" draw:layer="layout" svg:x1="5.127cm" svg:y1="3.54cm" svg:x2="3.54cm" svg:y2="3.54cm">
          <text:p/>
        </draw:line>
        <draw:custom-shape draw:style-name="gr2" draw:text-style-name="P3" draw:layer="controls" svg:width="0.127cm" svg:height="0.191cm" svg:x="3.73cm" svg:y="2.967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4.81cm" svg:y="2.968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5cm" svg:y="2.967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4.175cm" svg:y="3.603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4.365cm" svg:y="3.602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controls" svg:width="0.127cm" svg:height="0.191cm" svg:x="5.128cm" svg:y="3.604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controls" svg:width="0.127cm" svg:height="0.191cm" svg:x="5.318cm" svg:y="3.603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controls" svg:width="0.127cm" svg:height="0.191cm" svg:x="5.127cm" svg:y="4.239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controls" svg:width="0.127cm" svg:height="0.191cm" svg:x="5.317cm" svg:y="4.238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controls" svg:width="0.127cm" svg:height="0.191cm" svg:x="4.81cm" svg:y="4.239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controls" svg:width="0.127cm" svg:height="0.191cm" svg:x="5cm" svg:y="4.238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controls" svg:width="0.127cm" svg:height="0.191cm" svg:x="4.81cm" svg:y="4.873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controls" svg:width="0.127cm" svg:height="0.191cm" svg:x="5cm" svg:y="4.872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controls" svg:width="0.127cm" svg:height="0.191cm" svg:x="4.81cm" svg:y="9.953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controls" svg:width="0.127cm" svg:height="0.191cm" svg:x="5cm" svg:y="9.952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controls" svg:width="0.127cm" svg:height="0.191cm" svg:x="10.525cm" svg:y="4.238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controls" svg:width="0.127cm" svg:height="0.191cm" svg:x="10.715cm" svg:y="4.237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controls" svg:width="2.667cm" svg:height="0.508cm" svg:x="8.747cm" svg:y="1.698cm">
          <text:p text:style-name="P1"><text:span text:style-name="T1">out_tens_y_pos=0</text:span></text:p>
          <text:p text:style-name="P1"><text:span text:style-name="T1">out_tens_x_pos=9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controls" svg:x1="5.446cm" svg:y1="3.56cm" svg:x2="6.779cm" svg:y2="2.988cm">
          <text:p/>
        </draw:line>
        <draw:line draw:style-name="gr14" draw:text-style-name="P6" draw:layer="controls" svg:x1="5.446cm" svg:y1="3.56cm" svg:x2="6.779cm" svg:y2="2.988cm">
          <text:p/>
        </draw:line>
        <draw:custom-shape draw:style-name="gr5" draw:text-style-name="P7" draw:layer="controls" svg:width="1.842cm" svg:height="0.508cm" svg:x="11.731cm" svg:y="2.333cm">
          <text:p text:style-name="P1"><text:span text:style-name="T1">y_slide=0</text:span></text:p>
          <text:p text:style-name="P1"><text:span text:style-name="T1">x_slide=22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controls" svg:x1="11.287cm" svg:y1="3.667cm" svg:x2="12.176cm" svg:y2="2.905cm">
          <text:p/>
        </draw:line>
        <draw:frame draw:style-name="gr15" draw:text-style-name="P11" draw:layer="controls" svg:width="1.518cm" svg:height="0.535cm" svg:x="3.667cm" svg:y="2.46cm">
          <draw:text-box>
            <text:p><text:span text:style-name="T3">Kernel</text:span></text:p>
          </draw:text-box>
        </draw:frame>
        <draw:frame draw:style-name="gr15" draw:text-style-name="P11" draw:layer="controls" svg:width="3.487cm" svg:height="0.535cm" svg:x="8.493cm" svg:y="1.254cm">
          <draw:text-box>
            <text:p><text:span text:style-name="T3">Out delta tensor</text:span></text:p>
          </draw:text-box>
        </draw:frame>
        <draw:frame draw:style-name="gr16" draw:text-style-name="P11" draw:layer="controls" svg:width="1.836cm" svg:height="1.103cm" svg:x="12.372cm" svg:y="1.381cm">
          <draw:text-box>
            <text:p><text:span text:style-name="T3">Input</text:span></text:p>
            <text:p><text:span text:style-name="T3">delta </text:span></text:p>
            <text:p><text:span text:style-name="T3">tensor</text:span></text:p>
          </draw:text-box>
        </draw:frame>
        <draw:line draw:style-name="gr10" draw:text-style-name="P6" draw:layer="controls" svg:x1="3.858cm" svg:y1="4.493cm" svg:x2="3.858cm" svg:y2="2.906cm">
          <text:p/>
        </draw:line>
        <draw:line draw:style-name="gr10" draw:text-style-name="P6" draw:layer="controls" svg:x1="4.176cm" svg:y1="4.493cm" svg:x2="4.176cm" svg:y2="2.906cm">
          <text:p/>
        </draw:line>
        <draw:line draw:style-name="gr10" draw:text-style-name="P6" draw:layer="controls" svg:x1="4.493cm" svg:y1="4.493cm" svg:x2="4.493cm" svg:y2="2.906cm">
          <text:p/>
        </draw:line>
        <draw:line draw:style-name="gr10" draw:text-style-name="P6" draw:layer="controls" svg:x1="4.811cm" svg:y1="4.493cm" svg:x2="4.811cm" svg:y2="2.906cm">
          <text:p/>
        </draw:line>
        <draw:line draw:style-name="gr10" draw:text-style-name="P6" draw:layer="controls" svg:x1="5.128cm" svg:y1="3.223cm" svg:x2="3.541cm" svg:y2="3.223cm">
          <text:p/>
        </draw:line>
        <draw:line draw:style-name="gr10" draw:text-style-name="P6" draw:layer="controls" svg:x1="5.128cm" svg:y1="3.858cm" svg:x2="3.541cm" svg:y2="3.858cm">
          <text:p/>
        </draw:line>
        <draw:line draw:style-name="gr10" draw:text-style-name="P6" draw:layer="controls" svg:x1="5.128cm" svg:y1="4.176cm" svg:x2="3.541cm" svg:y2="4.176cm">
          <text:p/>
        </draw:line>
        <draw:line draw:style-name="gr10" draw:text-style-name="P6" draw:layer="controls" svg:x1="5.128cm" svg:y1="3.541cm" svg:x2="3.541cm" svg:y2="3.541cm">
          <text:p/>
        </draw:line>
        <draw:line draw:style-name="gr9" draw:text-style-name="P6" draw:layer="controls" svg:x1="12.111cm" svg:y1="4.491cm" svg:x2="12.111cm" svg:y2="2.904cm">
          <text:p/>
        </draw:line>
        <draw:line draw:style-name="gr9" draw:text-style-name="P6" draw:layer="controls" svg:x1="12.111cm" svg:y1="4.492cm" svg:x2="10.524cm" svg:y2="4.491cm">
          <text:p/>
        </draw:line>
        <draw:line draw:style-name="gr9" draw:text-style-name="P6" draw:layer="controls" svg:x1="12.111cm" svg:y1="2.905cm" svg:x2="10.524cm" svg:y2="2.904cm">
          <text:p/>
        </draw:line>
        <draw:line draw:style-name="gr9" draw:text-style-name="P6" draw:layer="controls" svg:x1="10.524cm" svg:y1="4.491cm" svg:x2="10.524cm" svg:y2="2.904cm">
          <text:p/>
        </draw:line>
        <draw:line draw:style-name="gr10" draw:text-style-name="P6" draw:layer="controls" svg:x1="10.841cm" svg:y1="4.491cm" svg:x2="10.841cm" svg:y2="2.904cm">
          <text:p/>
        </draw:line>
        <draw:line draw:style-name="gr10" draw:text-style-name="P6" draw:layer="controls" svg:x1="11.159cm" svg:y1="4.491cm" svg:x2="11.159cm" svg:y2="2.904cm">
          <text:p/>
        </draw:line>
        <draw:line draw:style-name="gr10" draw:text-style-name="P6" draw:layer="controls" svg:x1="11.476cm" svg:y1="4.491cm" svg:x2="11.476cm" svg:y2="2.904cm">
          <text:p/>
        </draw:line>
        <draw:line draw:style-name="gr10" draw:text-style-name="P6" draw:layer="controls" svg:x1="11.794cm" svg:y1="4.491cm" svg:x2="11.794cm" svg:y2="2.904cm">
          <text:p/>
        </draw:line>
        <draw:line draw:style-name="gr10" draw:text-style-name="P6" draw:layer="controls" svg:x1="12.111cm" svg:y1="3.221cm" svg:x2="10.524cm" svg:y2="3.221cm">
          <text:p/>
        </draw:line>
        <draw:line draw:style-name="gr10" draw:text-style-name="P6" draw:layer="controls" svg:x1="12.111cm" svg:y1="3.856cm" svg:x2="10.524cm" svg:y2="3.856cm">
          <text:p/>
        </draw:line>
        <draw:line draw:style-name="gr10" draw:text-style-name="P6" draw:layer="controls" svg:x1="12.111cm" svg:y1="4.174cm" svg:x2="10.524cm" svg:y2="4.174cm">
          <text:p/>
        </draw:line>
        <draw:line draw:style-name="gr10" draw:text-style-name="P6" draw:layer="controls" svg:x1="12.111cm" svg:y1="3.539cm" svg:x2="10.524cm" svg:y2="3.539cm">
          <text:p/>
        </draw:line>
        <draw:custom-shape draw:style-name="gr2" draw:text-style-name="P3" draw:layer="controls" svg:width="0.127cm" svg:height="0.191cm" svg:x="10.524cm" svg:y="2.967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0.714cm" svg:y="2.966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795cm" svg:y="4.238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985cm" svg:y="3.603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controls" svg:x1="10.842cm" svg:y1="4.492cm" svg:x2="10.842cm" svg:y2="2.905cm">
          <text:p/>
        </draw:line>
        <draw:line draw:style-name="gr10" draw:text-style-name="P6" draw:layer="controls" svg:x1="11.16cm" svg:y1="4.492cm" svg:x2="11.16cm" svg:y2="2.905cm">
          <text:p/>
        </draw:line>
        <draw:line draw:style-name="gr10" draw:text-style-name="P6" draw:layer="controls" svg:x1="11.477cm" svg:y1="4.492cm" svg:x2="11.477cm" svg:y2="2.905cm">
          <text:p/>
        </draw:line>
        <draw:line draw:style-name="gr10" draw:text-style-name="P6" draw:layer="controls" svg:x1="11.795cm" svg:y1="4.492cm" svg:x2="11.795cm" svg:y2="2.905cm">
          <text:p/>
        </draw:line>
        <draw:line draw:style-name="gr10" draw:text-style-name="P6" draw:layer="controls" svg:x1="12.112cm" svg:y1="3.222cm" svg:x2="10.525cm" svg:y2="3.222cm">
          <text:p/>
        </draw:line>
        <draw:line draw:style-name="gr10" draw:text-style-name="P6" draw:layer="controls" svg:x1="12.112cm" svg:y1="3.857cm" svg:x2="10.525cm" svg:y2="3.857cm">
          <text:p/>
        </draw:line>
        <draw:line draw:style-name="gr10" draw:text-style-name="P6" draw:layer="controls" svg:x1="12.112cm" svg:y1="4.175cm" svg:x2="10.525cm" svg:y2="4.175cm">
          <text:p/>
        </draw:line>
        <draw:line draw:style-name="gr10" draw:text-style-name="P6" draw:layer="controls" svg:x1="12.112cm" svg:y1="3.54cm" svg:x2="10.525cm" svg:y2="3.54cm">
          <text:p/>
        </draw:line>
        <draw:frame draw:style-name="gr15" draw:text-style-name="P11" draw:layer="controls" svg:width="1.518cm" svg:height="0.535cm" svg:x="3.667cm" svg:y="2.461cm">
          <draw:text-box>
            <text:p><text:span text:style-name="T3">Kernel</text:span></text:p>
          </draw:text-box>
        </draw:frame>
        <draw:custom-shape draw:style-name="gr2" draw:text-style-name="P3" draw:layer="controls" svg:width="0.127cm" svg:height="0.191cm" svg:x="11.985cm" svg:y="4.238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795cm" svg:y="3.603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35cm" svg:y="3.92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16cm" svg:y="3.92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985cm" svg:y="3.603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795cm" svg:y="3.603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985cm" svg:y="3.603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795cm" svg:y="3.92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985cm" svg:y="3.92cm">
          <text:p text:style-name="P1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controls" svg:width="1.207cm" svg:height="1.143cm" svg:x="12.493cm" svg:y="3.095cm">
          <text:p text:style-name="P1"><text:span text:style-name="T1">ky=2</text:span></text:p>
          <text:p text:style-name="P1"><text:span text:style-name="T1">kx=0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controls" svg:x1="12.112cm" svg:y1="3.73cm" svg:x2="12.684cm" svg:y2="3.6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KacstArt" svg:font-family="KacstAr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adornments="Regular" style:font-family-generic="swiss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5T12:01:14.304217588</meta:creation-date>
    <dc:date>2023-03-05T13:38:51.428733250</dc:date>
    <meta:editing-duration>PT31M53S</meta:editing-duration>
    <meta:editing-cycles>6</meta:editing-cycles>
    <meta:generator>LibreOffice/7.3.7.2$Linux_X86_64 LibreOffice_project/30$Build-2</meta:generator>
    <meta:document-statistic meta:object-count="234"/>
  </office:meta>
</office:document-meta>
</file>